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3" table:default-cell-style-name="ce151"/>
        <table:table-column table:style-name="co84" table:default-cell-style-name="ce151"/>
        <table:table-column table:style-name="co67" table:default-cell-style-name="ce151"/>
        <table:table-column table:style-name="co69" table:default-cell-style-name="ce151"/>
        <table:table-column table:style-name="co85" table:default-cell-style-name="ce151"/>
        <table:table-column table:style-name="co69" table:default-cell-style-name="ce151"/>
        <table:table-column table:style-name="co81" table:default-cell-style-name="ce151"/>
        <table:table-column table:style-name="co86" table:default-cell-style-name="ce151"/>
        <table:table-column table:style-name="co87" table:default-cell-style-name="ce151"/>
        <table:table-column table:style-name="co2" table:default-cell-style-name="ce151"/>
        <table:table-column table:style-name="co66" table:default-cell-style-name="ce151"/>
        <table:table-column table:style-name="co67" table:default-cell-style-name="ce151"/>
        <table:table-column table:style-name="co68" table:default-cell-style-name="ce151"/>
        <table:table-column table:style-name="co69" table:default-cell-style-name="ce151"/>
        <table:table-column table:style-name="co81" table:default-cell-style-name="ce151"/>
        <table:table-column table:style-name="co82" table:default-cell-style-name="ce151"/>
        <table:table-column table:style-name="co87" table:default-cell-style-name="ce151"/>
        <table:table-column table:style-name="co2" table:default-cell-style-name="ce151"/>
        <table:table-column table:style-name="co10" table:number-columns-repeated="999" table:default-cell-style-name="ce190"/>
        <table:table-row table:style-name="ro1">
          <table:table-cell table:style-name="ce184" office:value-type="string" calcext:value-type="string">
            <text:p>Algorithm</text:p>
          </table:table-cell>
          <table:table-cell table:style-name="ce192" office:value-type="string" calcext:value-type="string" table:number-columns-spanned="2" table:number-rows-spanned="1">
            <text:p>Push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Push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etrea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Roam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Attack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Evasive maneuvers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Laning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TOP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MID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Defend BOT desire</text:p>
          </table:table-cell>
          <table:covered-table-cell table:style-name="ce184"/>
          <table:table-cell table:style-name="ce192" office:value-type="string" calcext:value-type="string" table:number-columns-spanned="2" table:number-rows-spanned="1">
            <text:p>Farm desire</text:p>
          </table:table-cell>
          <table:covered-table-cell table:style-name="ce184"/>
          <table:table-cell table:style-name="ce191" table:number-columns-repeated="999"/>
        </table:table-row>
        <table:table-row table:style-name="ro1">
          <table:table-cell table:style-name="ce143" office:value-type="string" calcext:value-type="string">
            <text:p>has_buyback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evel_six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25" calcext:value-type="float">
            <text:p>25</text:p>
          </table:table-cell>
          <table:table-cell table:style-name="ce158" office:value-type="float" office:value="50" calcext:value-type="float">
            <text:p>50</text:p>
          </table:table-cell>
          <table:table-cell table:number-columns-repeated="6" table:style-name="ce158" office:value-type="float" office:value="0" calcext:value-type="float">
            <text:p>0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float" office:value="-20" calcext:value-type="float">
            <text:p>-2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low_hp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85" calcext:value-type="float">
            <text:p>85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has_not_full_hp_mp_and_near_fountain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10" calcext:value-type="float">
            <text:p>-10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3" office:value-type="string" calcext:value-type="string">
            <text:p>has_tp_scroll_or_travel_boots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0" calcext:value-type="float">
            <text:p>-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focused_by_enemies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-10" calcext:value-type="float">
            <text:p>-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30" calcext:value-type="float">
            <text:p>-30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enemie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9" office:value-type="float" office:value="-85" calcext:value-type="float">
            <text:p>-85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shrine_healing_and_no_enemy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style-name="ce158" office:value-type="float" office:value="76" calcext:value-type="float">
            <text:p>76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-30" calcext:value-type="float">
            <text:p>-3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is_one_weaker_enemy_hero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bot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mid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player_on_to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4" table:style-name="ce165" office:value-type="float" office:value="0" calcext:value-type="float">
            <text:p>0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-5" calcext:value-type="float">
            <text:p>-5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roam_target_is_near</text:p>
          </table:table-cell>
          <table:table-cell table:number-columns-repeated="6" table:style-name="ce165" office:value-type="float" office:value="0" calcext:value-type="float">
            <text:p>0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-50" calcext:value-type="float">
            <text:p>-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2" office:value-type="string" calcext:value-type="string">
            <text:p>ally_hero_is_nea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-5" calcext:value-type="float">
            <text:p>-5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-20" calcext:value-type="float">
            <text:p>-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-15" calcext:value-type="float">
            <text:p>-15</text:p>
          </table:table-cell>
          <table:table-cell table:number-columns-repeated="12" table:style-name="ce15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1:21:58.519990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1:22:51.518255595</dc:date>
    <meta:editing-duration>P2DT2H7M30S</meta:editing-duration>
    <meta:editing-cycles>2035</meta:editing-cycles>
    <meta:document-statistic meta:table-count="9" meta:cell-count="2648" meta:object-count="0"/>
  </office:meta>
</office:document-meta>
</file>